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BAA73EF63E4ED1AB.png" manifest:media-type="image/png"/>
  <manifest:file-entry manifest:full-path="Pictures/TablePreview1.svm" manifest:media-type=""/>
  <manifest:file-entry manifest:full-path="Pictures/10000000000000E1000000E133CC88BE6E66A731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notes">
      <style:graphic-properties draw:fill-color="#ffffff" fo:min-height="14cm"/>
    </style:style>
    <style:style style:name="co1" style:family="table-column">
      <style:table-column-properties style:column-width="4.5cm" style:use-optimal-column-width="false"/>
    </style:style>
    <style:style style:name="ro1" style:family="table-row">
      <style:table-row-properties style:row-height="0.96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Test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tes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Table Test</text:p>
          </draw:text-box>
        </draw:frame>
        <draw:frame draw:style-name="standard" draw:layer="layout" svg:width="22.499cm" svg:height="1.943cm" svg:x="4.5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a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b</text:p>
              </table:table-cell>
              <table:table-cell>
                <text:p>c</text:p>
              </table:table-cell>
            </table:table-row>
            <table:table-row table:style-name="ro1" table:default-cell-style-name="gray2">
              <table:table-cell>
                <text:p>a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b</text:p>
              </table:table-cell>
              <table:table-cell>
                <text:p>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Test </text:p>
          </draw:text-box>
        </draw:frame>
        <draw:frame draw:style-name="gr2" draw:layer="layout" svg:width="15.108cm" svg:height="9.126cm" svg:x="4.499cm" svg:y="3.14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Image</text:p>
          </draw:text-box>
        </draw:frame>
        <draw:frame draw:style-name="gr3" draw:text-style-name="P2" draw:layer="layout" svg:width="22.495cm" svg:height="9.133cm" svg:x="4.5cm" svg:y="3.8cm">
          <draw:image xlink:href="Pictures/10000000000000E1000000E133CC88BE6E66A731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AA73EF63E4ED1AB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23T13:34:59.354000000</meta:creation-date>
    <meta:editing-duration>PT2M18S</meta:editing-duration>
    <meta:editing-cycles>2</meta:editing-cycles>
    <meta:generator>LibreOffice/6.3.0.4$Windows_X86_64 LibreOffice_project/057fc023c990d676a43019934386b85b21a9ee99</meta:generator>
    <dc:title>DNA</dc:title>
    <dc:date>2019-08-23T13:37:17.284000000</dc:date>
    <meta:document-statistic meta:object-count="3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109cm" svg:height="9.127cm" xlink:href="." xlink:type="simple" chart:class="chart:bar" chart:style-name="ch1">
        <chart:legend chart:legend-position="end" svg:x="12.855cm" svg:y="3.778cm" style:legend-expansion="high" chart:style-name="ch2"/>
        <chart:plot-area chart:style-name="ch3" chart:data-source-has-labels="both" svg:x="0.302cm" svg:y="0.182cm" svg:width="12.251cm" svg:height="8.763cm">
          <chartooo:coordinate-region svg:x="0.941cm" svg:y="0.377cm" svg:width="11.612cm" svg:height="7.92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